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officeooo:paragraph-rsid="02039fb3"/>
    </style:style>
    <style:style style:name="P3" style:family="paragraph" style:parent-style-name="Text_20_body">
      <style:text-properties officeooo:paragraph-rsid="021c0238"/>
    </style:style>
    <style:style style:name="P4" style:family="paragraph" style:parent-style-name="Text_20_body">
      <style:text-properties officeooo:paragraph-rsid="0225a64d"/>
    </style:style>
    <style:style style:name="P5" style:family="paragraph" style:parent-style-name="Text_20_body">
      <style:text-properties officeooo:paragraph-rsid="021a18a5"/>
    </style:style>
    <style:style style:name="P6" style:family="paragraph" style:parent-style-name="Text_20_body">
      <style:text-properties officeooo:rsid="02266356" officeooo:paragraph-rsid="0229e12d"/>
    </style:style>
    <style:style style:name="P7" style:family="paragraph" style:parent-style-name="Text_20_body">
      <style:text-properties officeooo:paragraph-rsid="0228112a"/>
    </style:style>
    <style:style style:name="P8" style:family="paragraph" style:parent-style-name="Text_20_body">
      <style:text-properties officeooo:paragraph-rsid="0228abd6"/>
    </style:style>
    <style:style style:name="P9" style:family="paragraph" style:parent-style-name="Text_20_body">
      <style:text-properties officeooo:rsid="0228abd6" officeooo:paragraph-rsid="0228abd6"/>
    </style:style>
    <style:style style:name="P10" style:family="paragraph" style:parent-style-name="Text_20_body">
      <style:text-properties officeooo:paragraph-rsid="0229e12d"/>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47670a" style:font-weight-asian="bold" style:font-weight-complex="bold"/>
    </style:style>
    <style:style style:name="T4" style:family="text">
      <style:text-properties fo:font-weight="bold" officeooo:rsid="021521a3" style:font-weight-asian="bold" style:font-weight-complex="bold"/>
    </style:style>
    <style:style style:name="T5" style:family="text">
      <style:text-properties fo:font-weight="bold" officeooo:rsid="0215dff0" style:font-weight-asian="bold" style:font-weight-complex="bold"/>
    </style:style>
    <style:style style:name="T6" style:family="text">
      <style:text-properties fo:font-weight="bold" officeooo:rsid="021859bf" style:font-weight-asian="bold" style:font-weight-complex="bold"/>
    </style:style>
    <style:style style:name="T7" style:family="text">
      <style:text-properties fo:font-weight="bold" officeooo:rsid="022481b4" style:font-weight-asian="bold" style:font-weight-complex="bold"/>
    </style:style>
    <style:style style:name="T8" style:family="text">
      <style:text-properties fo:font-weight="bold" officeooo:rsid="0225a64d" style:font-weight-asian="bold" style:font-weight-complex="bold"/>
    </style:style>
    <style:style style:name="T9" style:family="text">
      <style:text-properties fo:font-weight="bold" officeooo:rsid="02266356" style:font-weight-asian="bold" style:font-weight-complex="bold"/>
    </style:style>
    <style:style style:name="T10" style:family="text">
      <style:text-properties fo:font-weight="bold" officeooo:rsid="02233d49" style:font-weight-asian="bold" style:font-weight-complex="bold"/>
    </style:style>
    <style:style style:name="T11" style:family="text">
      <style:text-properties fo:font-weight="bold" officeooo:rsid="0228112a" style:font-weight-asian="bold" style:font-weight-complex="bold"/>
    </style:style>
    <style:style style:name="T12" style:family="text">
      <style:text-properties fo:font-weight="bold" officeooo:rsid="0228abd6" style:font-weight-asian="bold" style:font-weight-complex="bold"/>
    </style:style>
    <style:style style:name="T13" style:family="text">
      <style:text-properties fo:font-weight="bold" officeooo:rsid="0229e12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215c429" style:font-weight-asian="normal" style:font-weight-complex="normal"/>
    </style:style>
    <style:style style:name="T16" style:family="text">
      <style:text-properties fo:font-weight="normal" officeooo:rsid="0215dff0" style:font-weight-asian="normal" style:font-weight-complex="normal"/>
    </style:style>
    <style:style style:name="T17" style:family="text">
      <style:text-properties fo:font-weight="normal" officeooo:rsid="021859bf" style:font-weight-asian="normal" style:font-weight-complex="normal"/>
    </style:style>
    <style:style style:name="T18" style:family="text">
      <style:text-properties fo:font-weight="normal" officeooo:rsid="021c0238" style:font-weight-asian="normal" style:font-weight-complex="normal"/>
    </style:style>
    <style:style style:name="T19" style:family="text">
      <style:text-properties fo:font-weight="normal" officeooo:rsid="022481b4" style:font-weight-asian="normal" style:font-weight-complex="normal"/>
    </style:style>
    <style:style style:name="T20" style:family="text">
      <style:text-properties fo:font-weight="normal" officeooo:rsid="0225a64d" style:font-weight-asian="normal" style:font-weight-complex="normal"/>
    </style:style>
    <style:style style:name="T21" style:family="text">
      <style:text-properties fo:font-weight="normal" officeooo:rsid="02266356" style:font-weight-asian="normal" style:font-weight-complex="normal"/>
    </style:style>
    <style:style style:name="T22" style:family="text">
      <style:text-properties fo:font-weight="normal" officeooo:rsid="02233d49" style:font-weight-asian="normal" style:font-weight-complex="normal"/>
    </style:style>
    <style:style style:name="T23" style:family="text">
      <style:text-properties fo:font-weight="normal" officeooo:rsid="0228112a" style:font-weight-asian="normal" style:font-weight-complex="normal"/>
    </style:style>
    <style:style style:name="T24" style:family="text">
      <style:text-properties fo:font-weight="normal" officeooo:rsid="0228abd6" style:font-weight-asian="normal" style:font-weight-complex="normal"/>
    </style:style>
    <style:style style:name="T25" style:family="text">
      <style:text-properties fo:font-weight="normal" officeooo:rsid="0229e12d" style:font-weight-asian="normal" style:font-weight-complex="normal"/>
    </style:style>
    <style:style style:name="T26" style:family="text">
      <style:text-properties officeooo:rsid="00e51007"/>
    </style:style>
    <style:style style:name="T27" style:family="text">
      <style:text-properties officeooo:rsid="01f9c472"/>
    </style:style>
    <style:style style:name="T28" style:family="text">
      <style:text-properties officeooo:rsid="0220c215"/>
    </style:style>
    <style:style style:name="T29" style:family="text">
      <style:text-properties fo:font-size="10pt" fo:font-weight="normal" officeooo:rsid="0228112a" style:font-size-asian="10pt" style:font-weight-asian="normal" style:font-size-complex="10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28">5 April</text:span> 201<text:span text:style-name="T27">7</text:span> transmission <text:span text:style-name="T28">6/7 April 2017<text:line-break/>Recording Carts: <text:s text:c="29"/>Our Carts: </text:span></text:p>
      <text:p text:style-name="P2"><text:span text:style-name="T2">[0]</text:span><text:span text:style-name="T26"> Hello humans, this is IT Stuff, the show that explains silicon and germanium to the shallow end of the periodic table. That's you, Home Secretary. Understanding the necessary hashtags is the one over there named Shi, the one opposite named Kriss, this one right here called Dick, and I'm on a VPN so mind yer own business. Coming up we'll be having fun with electrical appliances, but first for you foodies we'll have computer generated recipes!</text:span></text:p>
      <text:p text:style-name="P7"><text:span text:style-name="T5">[</text:span><text:span text:style-name="T12">2</text:span><text:span text:style-name="T9"> Min] Teaching computers to cook<text:line-break/>lewisandquark.tumblr.com</text:span><text:span text:style-name="T21"> put lots of recipes through a neural network<text:line-break/></text:span><text:span text:style-name="T29">Pears Or To Garnestmeam<text:line-break/>¼ lb bones or fresh bread; optional / ½ cup flour / 1 teaspoon vinegar / ¼ teaspoon lime juice / 2  eggs<text:line-break/>Brown salmon in oil. Add creamed meat and another deep mixture.<text:line-break/>Discard filets. Discard head and turn into a nonstick spice. Pour 4 eggs onto clean a thin fat to sink halves.<text:line-break/>Brush each with roast and refrigerate.  Lay tart in deep baking dish in chipec sweet body; cut oof with crosswise and onions.  Remove peas and place in a 4-dgg serving. Cover lightly with plastic wrap.  Chill in refrigerator until casseroles are tender and ridges done.  Serve immediately in sugar may be added 2 handles overginger or with boiling water until very cracker pudding is hot. Yield: 4 servings</text:span></text:p>
      <text:p text:style-name="P9"><text:span text:style-name="T5">[</text:span><text:span text:style-name="T1">4 Min] 2 eggs in that recipe, unlike Twitter, </text:span><text:span text:style-name="T14">that'll fix trolling (not)<text:line-break/>also @persons</text:span></text:p>
      <text:p text:style-name="P8"><text:span text:style-name="T5">[</text:span><text:span text:style-name="T12">6</text:span><text:span text:style-name="T10"> Min] The terror that lurks inside your devices<text:line-break/>Dishwasher</text:span><text:span text:style-name="T22"> </text:span><text:span text:style-name="T14">CVE-2017-7240 </text:span><text:span text:style-name="T23">directory traversal Miele Professional PG 8528 (no response)</text:span><text:span text:style-name="T10"><text:line-break/>Garage Door</text:span><text:span text:style-name="T22"> </text:span><text:span text:style-name="T23">Garadget smart door opener - guy left bad review &amp; complained it was s--t, was banned from customer forum &amp; they locked his garage door remotely</text:span><text:span text:style-name="T10"><text:line-break/>Electric </text:span><text:span text:style-name="T11">Aubergine </text:span><text:span text:style-name="T24">with a camera in the end (and presumably a light) </text:span><text:span text:style-name="T11">Svakom Siime Eye </text:span><text:span text:style-name="T23">hard-coded crede</text:span><text:span text:style-name="T24">ntials admin:blank - works as a wifi AP with default network name so neighbours can see; skype interface; telnet, password , you can root it remotely and stream to the world. Pen Test Partners, as The Reg says the jokes just write themselves.</text:span></text:p>
      <text:p text:style-name="P8"><text:span text:style-name="T11">The Drone Menace </text:span><text:span text:style-name="T12">Turns Good</text:span><text:span text:style-name="T11"> Tinki.nl and Space53 two-drone dog muck system<text:line-break/></text:span><text:span text:style-name="T23">Watchdog 1 hovers with thermal imaging, </text:span><text:span text:style-name="T24">Patroldog 1 rolls in and scoops, see tinki.nl</text:span></text:p>
      <text:p text:style-name="P6"><text:span text:style-name="T1">[1</text:span><text:span text:style-name="T13">2</text:span><text:span text:style-name="T1"> Min] Demise of Club Penguin</text:span></text:p>
      <text:p text:style-name="P10"><text:span text:style-name="T3">[</text:span><text:span text:style-name="T4">1</text:span><text:span text:style-name="T9">4</text:span><text:span text:style-name="T4"> Min] </text:span><text:span text:style-name="T19">WORLD OF STUFF <text:line-break/>150 </text:span><text:span text:style-name="T25">employees of Epicenter in Stockholm have had RFIDs injected (voluntarily) into their hands - access to doors and photocopiers, later they'll be able to pay in the cafe. Wont be monitoring toilet breaks, oh dear me no</text:span></text:p>
      <text:p text:style-name="P5"><text:span text:style-name="T3">[</text:span><text:span text:style-name="T5">1</text:span><text:span text:style-name="T6">6</text:span><text:span text:style-name="T5"> Min] </text:span><text:span text:style-name="T7">Ghost in the Shell </text:span><text:span text:style-name="T12">[</text:span><text:span text:style-name="T7">GITS.WAV</text:span><text:span text:style-name="T12">]</text:span><text:span text:style-name="T7"><text:line-break/></text:span><text:span text:style-name="T21">Coincidentally Elon Musk has just started a company Neuralink to create brain/electronic interfaces (last year he warned AI is the biggest threat to humanity)</text:span></text:p>
      <text:p text:style-name="P4"><text:span text:style-name="T3">[</text:span><text:span text:style-name="T8">20</text:span><text:span text:style-name="T4"> Min] Upcoming Events<text:line-break/></text:span><text:span text:style-name="T15">Coder Dojo https://bradford-coderdojo.github.io </text:span><text:span text:style-name="T14">2</text:span><text:span text:style-name="T20">9</text:span><text:span text:style-name="T14"> </text:span><text:span text:style-name="T20">April</text:span><text:span text:style-name="T14"> 2017 at 09:30 - 12:00<text:line-break/></text:span><text:span text:style-name="T20">https://www.ticbradford.com/coderdojo and https://bradford-coderdojo.github.io/</text:span></text:p>
      <text:p text:style-name="P3"><text:span text:style-name="T15">Leeds events </text:span><text:span text:style-name="T16">end of April<text:line-break/>Leeds </text:span><text:span text:style-name="T17">International </text:span><text:span text:style-name="T16">Festival 22/30 </text:span><text:span text:style-name="T17">good tech strand </text:span><text:span text:style-name="T18">http://leedsinternationalfestival.com/</text:span><text:span text:style-name="T16"><text:line-break/>Leeds Digital Festival </text:span><text:span text:style-name="T18">http://leedsdigitalfestival.org </text:span><text:span text:style-name="T16">22/29 April</text:span></text:p>
      <text:p text:style-name="P4"><text:span text:style-name="T3">[</text:span><text:span text:style-name="T4">2</text:span><text:span text:style-name="T8">3</text:span><text:span text:style-name="T4"> Min] Musicstuffs</text:span><text:bookmark text:name="eow-title"/><text:span text:style-name="T4"><text:line-break/></text:span><text:span text:style-name="T12">To celebrate Twitter's reaction </text:span><text:span text:style-name="T13">to the Pepsi advert</text:span><text:span text:style-name="T4"><text:line-break/></text:span><text:span text:style-name="T7">Negativland - </text:span><text:span text:style-name="T8">Dispepsi - The Smile that You Can't Hide and Drink It Up<text:line-break/>https://www.youtube.com/watch?v=hnGNo0I3Lpk&amp;list=PL50335D83D74002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7-04-05T13:53:32.487190458</dc:date>
    <meta:editing-duration>PT12H43M53S</meta:editing-duration>
    <meta:editing-cycles>94</meta:editing-cycles>
    <meta:generator>LibreOffice/5.2.1.2$Linux_X86_64 LibreOffice_project/20m0$Build-2</meta:generator>
    <meta:document-statistic meta:table-count="0" meta:image-count="0" meta:object-count="0" meta:page-count="1" meta:paragraph-count="12" meta:word-count="524" meta:character-count="3319" meta:non-whitespace-character-count="2772"/>
  </office:meta>
</office:document-meta>
</file>